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eff97" style:font-size-asian="12.5pt" style:font-weight-asian="bold" style:font-name-complex="Calibri Light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officeooo:paragraph-rsid="0033d8ef"/>
    </style:style>
    <style:style style:name="P26" style:family="paragraph" style:parent-style-name="Standard" style:list-style-name="L1">
      <style:text-properties officeooo:paragraph-rsid="0029e1f5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9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3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fo:font-size="12.5pt" style:font-size-asian="12.5pt" style:font-name-complex="Calibri1" style:font-size-complex="12.5pt"/>
    </style:style>
    <style:style style:name="T1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8" style:family="text">
      <style:text-properties officeooo:rsid="0026a89e"/>
    </style:style>
    <style:style style:name="T19" style:family="text">
      <style:text-properties officeooo:rsid="007edc18"/>
    </style:style>
    <style:style style:name="T20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2"><text:span text:style-name="T12">Unique Procurement Reference: </text:span><text:span text:style-name="T14">«</text:span><text:bookmark-start text:name="_Hlk115979499"/><text:span text:style-name="T14">Insert Procurement ID</text:span><text:bookmark-end text:name="_Hlk115979499"/><text:span text:style-name="T14">»</text:span></text:p>
      <text:p text:style-name="P1"><text:span text:style-name="T13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19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5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4">Further assessment documents</text:p>
      <text:p text:style-name="P10"/>
      <text:list text:style-name="L1">
        <text:list-item>
          <text:p text:style-name="P26"><text:span text:style-name="T7">«</text:span><text:span text:style-name="T8">Upload</text:span><text:span text:style-name="T7">_</text:span><text:span text:style-name="T8">document_filename_</text:span><text:span text:style-name="T9">#</text:span><text:span text:style-name="T10">n</text:span><text:span text:style-name="T7">»</text:span></text:p>
        </text:list-item>
      </text:list>
      <text:p text:style-name="P16"/>
      <text:p text:style-name="P9"/>
      <text:p text:style-name="P14"><text:span text:style-name="T16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9"/>
      <text:p text:style-name="P19">Failure to comply with any of the instructions may result in your bid being considered non-compliant and rejected.</text:p>
      <text:p text:style-name="P19"/>
      <text:p text:style-name="P25"><text:span text:style-name="T17">Your written responses should address the evaluation criteria </text:span><text:span text:style-name="T20">for Technical, Cultural fit and Social value as </text:span><text:span text:style-name="T17">detailed in the Statement of Requirements (Attachment 1 in the bid pack):</text:span></text:p>
      <text:p text:style-name="P17"/>
      <text:p text:style-name="P18"/>
      <text:p text:style-name="P23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2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2">«Insert Time, Date, Month, Year of #<text:span text:style-name="T18">2</text:span>»</text:p>
          </table:table-cell>
        </table:table-row>
        <table:table-row table:style-name="Table4.1">
          <table:table-cell table:style-name="Table4.A1" office:value-type="string">
            <text:p text:style-name="P13">Supplier presentations (if applicable)</text:p>
          </table:table-cell>
          <table:table-cell table:style-name="Table4.A1" office:value-type="string">
            <text:p text:style-name="P22">«Insert Time, Date, Month, Year of #<text:span text:style-name="T18">3</text:span>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2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3">Standstill period </text:p>
          </table:table-cell>
          <table:table-cell table:style-name="Table4.A1" office:value-type="string">
            <text:p text:style-name="P22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2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2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2">«Insert Time, Date, Month, Year of #<text:span text:style-name="T18">8</text:span>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2</meta:editing-cycles>
    <meta:creation-date>2022-09-27T21:32:00</meta:creation-date>
    <dc:date>2023-06-13T15:11:54.930114435</dc:date>
    <meta:editing-duration>PT1H49M54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63" meta:character-count="1737" meta:non-whitespace-character-count="1510"/>
    <meta:user-defined meta:name="AppVersion">16.0000</meta:user-defined>
    <meta:template xlink:type="simple" xlink:actuate="onRequest" xlink:title="Normal" xlink:href=""/>
  </office:meta>
</office:document-meta>
</file>